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eab" officeooo:paragraph-rsid="0012deab"/>
    </style:style>
    <style:style style:name="P2" style:family="paragraph" style:parent-style-name="Standard">
      <style:text-properties officeooo:rsid="00134f51" officeooo:paragraph-rsid="00134f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&lt;h3&gt;Delivery report contents&lt;/h3&gt;</text:p>
      <text:p text:style-name="P2"/>
      <text:p text:style-name="P2">&lt;p&gt;</text:p>
      <text:p text:style-name="P2">First page (summary)</text:p>
      <text:p text:style-name="P2">&lt;/p&gt;</text:p>
      <text:p text:style-name="P2"/>
      <text:p text:style-name="P2">&lt;ul&gt;</text:p>
      <text:p text:style-name="P2"><text:s text:c="2"/>&lt;li&gt;Date-time&lt;/li&gt;</text:p>
      <text:p text:style-name="P2"><text:s text:c="2"/>&lt;li&gt;Version delivered&lt;/li&gt;</text:p>
      <text:p text:style-name="P2"><text:s text:c="2"/>&lt;li&gt;Author&lt;/li&gt;</text:p>
      <text:p text:style-name="P2"><text:s text:c="2"/>&lt;li&gt;ChangeLog&lt;/li&gt;</text:p>
      <text:p text:style-name="P2">&lt;/ul&gt;</text:p>
      <text:p text:style-name="P2"><text:s text:c="2"/></text:p>
      <text:p text:style-name="P2">&lt;p&gt;</text:p>
      <text:p text:style-name="P2">Second page (tests results)</text:p>
      <text:p text:style-name="P2">&lt;/p&gt;</text:p>
      <text:p text:style-name="P2"/>
      <text:p text:style-name="P2">&lt;ul&gt;</text:p>
      <text:p text:style-name="P2"><text:s text:c="2"/>&lt;li&gt;Number of tests&lt;/li&gt;</text:p>
      <text:p text:style-name="P2"><text:s text:c="2"/>&lt;li&gt;Coverage summary (FIXME, to be created) + details&lt;/li&gt;</text:p>
      <text:p text:style-name="P2"><text:s text:c="2"/>&lt;li&gt;Not tested files (FIXME, to be created)&lt;/li&gt;</text:p>
      <text:p text:style-name="P2"><text:s text:c="2"/>&lt;li&gt;Coverity summary&lt;/li&gt;</text:p>
      <text:p text:style-name="P2"><text:s text:c="2"/>&lt;li&gt;Vera++ results&lt;/li&gt;</text:p>
      <text:p text:style-name="P2"><text:s text:c="2"/>&lt;li&gt;CppCheck results&lt;/li&gt;</text:p>
      <text:p text:style-name="P2"><text:s text:c="2"/>&lt;li&gt;MISRA C++ results&lt;/li&gt;</text:p>
      <text:p text:style-name="P2">&lt;/ul&gt;</text:p>
      <text:p text:style-name="Standard"/>
      <text:p text:style-name="Standard"/>
      <text:p text:style-name="P1"><text:tab/><text:tab/><text:tab/><text:tab/><text:tab/>&lt;h2&gt;Code quality&lt;/h2&gt;</text:p>
      <text:p text:style-name="P1">&lt;p&gt;</text:p>
      <text:p text:style-name="P1">The following tools are used:</text:p>
      <text:p text:style-name="P1">&lt;/p&gt;</text:p>
      <text:p text:style-name="P1"/>
      <text:p text:style-name="P1">&lt;ul&gt;</text:p>
      <text:p text:style-name="P1"><text:s text:c="2"/>&lt;li&gt;CppCheck&lt;/li&gt;</text:p>
      <text:p text:style-name="P1"><text:s text:c="2"/>&lt;li&gt;Simian (http://www.harukizaemon.com/simian/)&lt;/li&gt;</text:p>
      <text:p text:style-name="P1"><text:s text:c="2"/>&lt;li&gt;Coverity Scan (https://scan.coverity.com/projects/2732)&lt;/li&gt;</text:p>
      <text:p text:style-name="P1"><text:s text:c="2"/>&lt;li&gt;MISRA C++ 2008&lt;/li&gt;</text:p>
      <text:p text:style-name="P1"><text:s text:c="2"/>&lt;li&gt;GCC AddressSanitizer (Linux only)&lt;/li&gt;</text:p>
      <text:p text:style-name="P1"><text:s text:c="2"/>&lt;li&gt;Code coverage on unit tests key algorithms&lt;/li&gt;</text:p>
      <text:p text:style-name="P1">&lt;/ul&gt;</text:p>
      <text:p text:style-name="P1"/>
      <text:p text:style-name="P1">&lt;h3&gt;How to run CppCheck&lt;/h3&gt;</text:p>
      <text:p text:style-name="P1"/>
      <text:p text:style-name="P1">&lt;p&gt;</text:p>
      <text:p text:style-name="P1">You can use the GUI provided with the installation program, open the 'tools/tarotclub.cppcheck' project file</text:p>
      <text:p text:style-name="P1">and start a scan.</text:p>
      <text:p text:style-name="P1">&lt;/p&gt;</text:p>
      <text:p text:style-name="P1"/>
      <text:p text:style-name="P1"><text:soft-page-break/>&lt;h3&gt;How to run Simian&lt;/h3&gt;</text:p>
      <text:p text:style-name="P1"/>
      <text:p text:style-name="P1">&lt;pre&gt;</text:p>
      <text:p text:style-name="P1">java -jar simian.jar **/*.cpp **/*.h</text:p>
      <text:p text:style-name="P1">&lt;/pre&gt;</text:p>
      <text:p text:style-name="P1"/>
      <text:p text:style-name="P1">&lt;h3&gt;How to run Coverity Scan&lt;/h3&gt;</text:p>
      <text:p text:style-name="P1"/>
      <text:p text:style-name="P1">&lt;p&gt;</text:p>
      <text:p text:style-name="P1">Follow the guide available on the website. Basically, it consists in downloading a software, launching a build </text:p>
      <text:p text:style-name="P1">with it and uploading the raw result file generated on the project web account. The analysis will start on the </text:p>
      <text:p text:style-name="P1">Coverity Scan servers, wait a bit and see the results on-line.</text:p>
      <text:p text:style-name="P1">&lt;/p&gt;</text:p>
      <text:p text:style-name="P1"/>
      <text:p text:style-name="P1">&lt;h3&gt;How to run MISRA C++ 2008&lt;/h3&gt;</text:p>
      <text:p text:style-name="P1"/>
      <text:p text:style-name="P1">&lt;p&gt;</text:p>
      <text:p text:style-name="P1">You need the PC-Lint commercial tool installed on a windows computer. Then run the batch file provided at the </text:p>
      <text:p text:style-name="P1">directory root:</text:p>
      <text:p text:style-name="P1">&lt;/p&gt;</text:p>
      <text:p text:style-name="P1"/>
      <text:p text:style-name="P1">&lt;pre&gt;</text:p>
      <text:p text:style-name="P1">build_tcds.bat lint</text:p>
      <text:p text:style-name="P1">&lt;/pre&gt;</text:p>
      <text:p text:style-name="P1"/>
      <text:p text:style-name="P1">&lt;h3&gt;How to use GCC AddressSanitizer&lt;/h3&gt;</text:p>
      <text:p text:style-name="P1"/>
      <text:p text:style-name="P1">&lt;p&gt;</text:p>
      <text:p text:style-name="P1">This feature is only available on Linux and should be used during the development only in debug mode. The explanation is available here:</text:p>
      <text:p text:style-name="P1">&lt;a href="http://blog.qt.digia.com/blog/2013/04/17/using-gccs-4-8-0-address-sanitizer-with-qt/"&gt;Address sanitize with Qt&lt;/a&gt;.</text:p>
      <text:p text:style-name="P1">&lt;/p&gt;</text:p>
      <text:p text:style-name="P1"/>
      <text:p text:style-name="P1">&lt;h3&gt;How to run a code coverage&lt;/h3&gt;</text:p>
      <text:p text:style-name="P1"/>
      <text:p text:style-name="P1">&lt;p&gt;</text:p>
      <text:p text:style-name="P1">Two steps are required:</text:p>
      <text:p text:style-name="P1">&lt;/p&gt;</text:p>
      <text:p text:style-name="P1"/>
      <text:p text:style-name="P1">&lt;ul&gt;</text:p>
      <text:p text:style-name="P1"><text:s text:c="2"/>&lt;li&gt;Build the test project using QtCrator or by the command line&lt;/li&gt;</text:p>
      <text:p text:style-name="P1"><text:s text:c="2"/>&lt;li&gt;Execute the bash script in 'tools/run_coverage.bat'&lt;/li&gt;</text:p>
      <text:p text:style-name="P1">&lt;/ul&gt;</text:p>
      <text:p text:style-name="P1"/>
      <text:p text:style-name="P1">&lt;p&gt;</text:p>
      <text:p text:style-name="P1">TODO: detect un-tested source files (compare file list in /src)</text:p>
      <text:p text:style-name="P1">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2:04:31.053000000</meta:creation-date>
    <dc:date>2015-02-06T12:55:26.025000000</dc:date>
    <meta:editing-duration>PT27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2" meta:paragraph-count="74" meta:word-count="283" meta:character-count="2112" meta:non-whitespace-character-count="1854"/>
  </office:meta>
</office:document-meta>
</file>